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500000080833722D0.png" manifest:media-type="image/png"/>
  <manifest:file-entry manifest:full-path="Pictures/10000001000000850000007C633558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1.053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0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000000" draw:marker-end="Arrowheads_20_2" draw:marker-end-width="0.3cm" svg:stroke-linecap="butt" draw:fill="none" draw:textarea-vertical-align="middle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859cm" fo:min-width="2.649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08cm" fo:min-width="3.317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35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color="#c9211e" draw:marker-end="Arrowheads_20_2" draw:marker-end-width="0.3cm" svg:stroke-linecap="butt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96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35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12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5cm" fo:min-width="3.12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c9211e" loext:opacity="100%"/>
    </style:style>
    <style:style style:name="P5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T1" style:family="text">
      <style:text-properties fo:color="#c9211e" loext:opacity="100%"/>
    </style:style>
    <style:style style:name="T2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587cm" svg:height="1.905cm" svg:x="14.33cm" svg:y="8.30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5.29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973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655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4.337cm" svg:y="8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587cm" svg:height="1.905cm" svg:x="15.918cm" svg:y="8.30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18cm" svg:height="1.905cm" svg:x="16.878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6.561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6.243cm" svg:y="8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18cm" svg:height="1.905cm" svg:x="15.925cm" svg:y="8.3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5.061cm" svg:y1="9.254cm" svg:x2="16.56cm" svg:y2="9.254cm">
            <text:p/>
          </draw:line>
        </draw:g>
        <draw:frame draw:style-name="gr5" draw:text-style-name="P3" draw:layer="layout" svg:width="5.08cm" svg:height="2.384cm" svg:x="13.761cm" svg:y="14.579cm">
          <draw:text-box>
            <text:p>IPC (POSIX Message Queue)</text:p>
          </draw:text-box>
        </draw:frame>
        <draw:line draw:style-name="gr6" draw:text-style-name="P2" draw:layer="layout" svg:x1="15.958cm" svg:y1="14.009cm" svg:x2="15.989cm" svg:y2="12.146cm">
          <text:p/>
        </draw:line>
        <draw:custom-shape draw:style-name="gr7" draw:text-style-name="P1" draw:layer="layout" svg:width="4.499cm" svg:height="4.445cm" draw:transform="skewX (0.0188495559215388) translate (6.984cm 5.2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445cm" svg:height="5.08cm" draw:transform="skewX (0.0188495559215388) translate (18.558cm 6.7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857cm" svg:height="1.27cm" svg:x="19.911cm" svg:y="8.825cm">
          <draw:text-box>
            <text:p>Vehicle</text:p>
          </draw:text-box>
        </draw:frame>
        <draw:frame draw:style-name="gr10" draw:text-style-name="P4" draw:layer="layout" svg:width="6.306cm" svg:height="0.962cm" svg:x="10.842cm" svg:y="1.625cm">
          <draw:text-box>
            <text:p><text:span text:style-name="T1">Realtime Scheduling</text:span></text:p>
          </draw:text-box>
        </draw:frame>
        <draw:line draw:style-name="gr11" draw:text-style-name="P2" draw:layer="layout" svg:x1="16.875cm" svg:y1="2.905cm" svg:x2="19.732cm" svg:y2="6.397cm">
          <text:p/>
        </draw:line>
        <draw:line draw:style-name="gr11" draw:text-style-name="P2" draw:layer="layout" svg:x1="10.842cm" svg:y1="2.905cm" svg:x2="9.572cm" svg:y2="4.492cm">
          <text:p/>
        </draw:line>
        <draw:line draw:style-name="gr12" draw:text-style-name="P2" draw:layer="layout" svg:x1="17.827cm" svg:y1="9.255cm" svg:x2="19.326cm" svg:y2="9.255cm">
          <text:p/>
        </draw:line>
        <draw:frame draw:style-name="gr13" draw:text-style-name="P2" draw:layer="layout" svg:width="3.103cm" svg:height="2.893cm" svg:x="24.567cm" svg:y="9.328cm">
          <draw:image xlink:href="Pictures/10000001000000850000007C63355878.png" xlink:type="simple" xlink:show="embed" xlink:actuate="onLoad" draw:mime-type="image/png">
            <text:p/>
          </draw:image>
        </draw:frame>
        <draw:frame draw:style-name="gr13" draw:text-style-name="P2" draw:layer="layout" svg:width="3.175cm" svg:height="3.055cm" svg:x="24.495cm" svg:y="5.882cm">
          <draw:image xlink:href="Pictures/100000010000008500000080833722D0.png" xlink:type="simple" xlink:show="embed" xlink:actuate="onLoad" draw:mime-type="image/png">
            <text:p/>
          </draw:image>
        </draw:frame>
        <draw:frame draw:style-name="gr14" draw:text-style-name="P5" draw:layer="layout" svg:width="3.465cm" svg:height="0.81cm" svg:x="14.147cm" svg:y="10.722cm">
          <draw:text-box>
            <text:p><text:span text:style-name="T2">/crazy-car</text:span></text:p>
          </draw:text-box>
        </draw:frame>
        <draw:frame draw:style-name="gr15" draw:text-style-name="P3" draw:layer="layout" svg:width="3.064cm" svg:height="1.169cm" svg:x="19.857cm" svg:y="14.678cm">
          <draw:text-box>
            <text:p>Process</text:p>
          </draw:text-box>
        </draw:frame>
        <draw:line draw:style-name="gr6" draw:text-style-name="P2" draw:layer="layout" svg:x1="21.289cm" svg:y1="14.017cm" svg:x2="21.32cm" svg:y2="12.154cm">
          <text:p/>
        </draw:line>
        <draw:line draw:style-name="gr12" draw:text-style-name="P2" draw:layer="layout" svg:x1="11.502cm" svg:y1="8.383cm" svg:x2="13.674cm" svg:y2="8.885cm">
          <text:p/>
        </draw:line>
        <draw:frame draw:style-name="gr16" draw:text-style-name="P3" draw:layer="layout" svg:width="2.857cm" svg:height="2.384cm" svg:x="7.866cm" svg:y="6.091cm">
          <draw:text-box>
            <text:p>Xbox</text:p>
            <text:p>Remote</text:p>
            <text:p>Control</text:p>
          </draw:text-box>
        </draw:frame>
        <draw:g draw:style-name="gr1">
          <draw:custom-shape draw:style-name="gr7" draw:text-style-name="P1" draw:layer="layout" svg:width="4.499cm" svg:height="4.445cm" draw:transform="skewX (0.0188495559215388) translate (6.928cm 9.9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" draw:layer="layout" svg:width="3.624cm" svg:height="2.384cm" svg:x="7.658cm" svg:y="10.975cm">
            <draw:text-box>
              <text:p>Proximity</text:p>
              <text:p>Sensor</text:p>
              <text:p>VL53L1X</text:p>
            </draw:text-box>
          </draw:frame>
        </draw:g>
        <draw:g draw:style-name="gr1">
          <draw:g draw:style-name="gr1">
            <draw:custom-shape draw:style-name="gr7" draw:text-style-name="P1" draw:layer="layout" svg:width="4.499cm" svg:height="4.445cm" draw:transform="skewX (0.0188495559215388) translate (6.843cm 14.7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3" draw:layer="layout" svg:width="3.624cm" svg:height="2.235cm" svg:x="7.433cm" svg:y="16.14cm">
              <draw:text-box>
                <text:p>Gyroscope</text:p>
                <text:p>BNO055</text:p>
              </draw:text-box>
            </draw:frame>
          </draw:g>
        </draw:g>
        <draw:frame draw:style-name="gr15" draw:text-style-name="P3" draw:layer="layout" svg:width="3.064cm" svg:height="1.169cm" svg:x="1.278cm" svg:y="11.782cm">
          <draw:text-box>
            <text:p>Process</text:p>
          </draw:text-box>
        </draw:frame>
        <draw:line draw:style-name="gr6" draw:text-style-name="P2" draw:layer="layout" svg:x1="4.428cm" svg:y1="11.085cm" svg:x2="6.681cm" svg:y2="7.978cm">
          <text:p/>
        </draw:line>
        <draw:line draw:style-name="gr6" draw:text-style-name="P2" draw:layer="layout" svg:x1="4.372cm" svg:y1="12.227cm" svg:x2="6.461cm" svg:y2="12.283cm">
          <text:p/>
        </draw:line>
        <draw:line draw:style-name="gr6" draw:text-style-name="P2" draw:layer="layout" svg:x1="4.317cm" svg:y1="13.062cm" svg:x2="6.879cm" svg:y2="15.54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6:19:46.993586573</meta:creation-date>
    <dc:date>2024-11-11T14:21:15.506557295</dc:date>
    <meta:editing-duration>PT1H6M20S</meta:editing-duration>
    <meta:editing-cycles>17</meta:editing-cycles>
    <meta:generator>LibreOffice/7.6.7.2$Linux_X86_64 LibreOffice_project/60$Build-2</meta:generator>
    <meta:document-statistic meta:object-count="39"/>
  </office:meta>
</office:document-meta>
</file>